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6a3e3e"/>
    </style:style>
    <style:style style:name="T6" style:family="text">
      <style:text-properties fo:color="#6a3e3e" style:text-underline-style="solid" style:text-underline-width="auto" style:text-underline-color="font-color"/>
    </style:style>
    <style:style style:name="T7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8" style:family="text">
      <style:text-properties fo:color="#0000c0"/>
    </style:style>
    <style:style style:name="T9" style:family="text">
      <style:text-properties fo:color="#0000c0" style:font-name="Consolas" fo:font-size="10pt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10" style:family="text">
      <style:text-properties fo:color="#2a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ebElement </text:span><text:span text:style-name="T5">FromDate</text:span><text:span text:style-name="T1"> = </text:span><text:span text:style-name="T8">firefox</text:span><text:span text:style-name="T1">.findElement(By.</text:span><text:span text:style-name="T2">xpath</text:span><text:span text:style-name="T1">(</text:span><text:span text:style-name="T10">".//*[@id='ctl00_ContentPlaceholder1_RadDatePicker1_dateInput']"</text:span><text:span text:style-name="T1">));</text:span></text:p>
      <text:p text:style-name="P1"><text:span text:style-name="T1"><text:tab/><text:tab/>String </text:span><text:span text:style-name="T6">noFromDate</text:span><text:span text:style-name="T1"> = </text:span><text:span text:style-name="T5">FromDate</text:span><text:span text:style-name="T1">.getText();</text:span></text:p>
      <text:p text:style-name="P2"><text:tab/><text:tab/></text:p>
      <text:p text:style-name="P1"><text:span text:style-name="T1"><text:tab/><text:tab/></text:span><text:span text:style-name="T5">FromDate</text:span><text:span text:style-name="T1">.click();</text:span></text:p>
      <text:p text:style-name="P2"><text:tab/><text:tab/></text:p>
      <text:p text:style-name="P1"><text:span text:style-name="T1"><text:tab/><text:tab/>WebElement </text:span><text:span text:style-name="T5">selectDate</text:span><text:span text:style-name="T1"> = </text:span><text:span text:style-name="T8">firefox</text:span><text:span text:style-name="T1">.findElement(By.</text:span><text:span text:style-name="T2">xpath</text:span><text:span text:style-name="T1">(</text:span><text:span text:style-name="T10">".//*[@id='ctl00_ContentPlaceholder1_RadDatePicker1_calendar_Top']/tbody/tr[1]/td[6]/a"</text:span><text:span text:style-name="T1">));</text:span></text:p>
      <text:p text:style-name="P1"><text:span text:style-name="T1"><text:tab/><text:tab/></text:span><text:span text:style-name="T5">selectDate</text:span><text:span text:style-name="T1">.click();</text:span></text:p>
      <text:p text:style-name="P2"><text:tab/><text:tab/></text:p>
      <text:p text:style-name="P1"><text:span text:style-name="T1"><text:tab/><text:tab/>String </text:span><text:span text:style-name="T3">selectedFromDate</text:span><text:span text:style-name="T1"> = </text:span><text:span text:style-name="T5">FromDate</text:span><text:span text:style-name="T1">.getAttribute(</text:span><text:span text:style-name="T10">"value"</text:span><text:span text:style-name="T1">);</text:span></text:p>
      <text:p text:style-name="P3"><text:span text:style-name="T4"><text:tab/><text:tab/>System.</text:span><text:span text:style-name="T9">out</text:span><text:span text:style-name="T4">.print(</text:span><text:span text:style-name="T7">selectedFromDate</text:span><text:span text:style-name="T4">);</text:span></text:p>
      <text:p text:style-name="P3"><text:span text:style-name="T4"/></text:p>
      <text:p text:style-name="P3"><text:span text:style-name="T4"/></text:p>
      <text:p text:style-name="P1"><text:span text:style-name="T1">We need to use getAttribute(</text:span><text:span text:style-name="T10">"value"</text:span><text:span text:style-name="T1">) method to extract data, do not use getText() metho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M28S</meta:editing-duration>
    <meta:editing-cycles>3</meta:editing-cycles>
    <meta:generator>OpenOffice/4.1.1$Win32 OpenOffice.org_project/411m6$Build-9775</meta:generator>
    <dc:date>2016-01-18T14:24:51.58</dc:date>
    <meta:document-statistic meta:table-count="0" meta:image-count="0" meta:object-count="0" meta:page-count="1" meta:paragraph-count="11" meta:word-count="33" meta:character-count="534"/>
    <meta:user-defined meta:name="Info 1"/>
    <meta:user-defined meta:name="Info 2"/>
    <meta:user-defined meta:name="Info 3"/>
    <meta:user-defined meta:name="Info 4"/>
  </office:meta>
</office:document-meta>
</file>